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TaskMethodReturnValueHandler.AsyncTaskMethodReturnValueHandler( @ Nullable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TaskMethodReturnValueHandler.supportsReturnType(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TaskMethodReturnValueHandler.handleReturnValue( @ Nullable Object returnValue , MethodParameter returnType , ModelAndViewContainer mavContainer , NativeWebRequest web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